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5.81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ETRIL - Coop. de Eletr. e Telef. Rurais de Ibiúna Ltda.</text:p>
          </table:table-cell>
          <table:table-cell table:style-name="ce4" office:value-type="string">
            <text:p>Rua Tabelião Salvador Rolim de Freitas</text:p>
          </table:table-cell>
          <table:table-cell table:style-name="ce16" office:value-type="string">
            <text:p>3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105/0001-4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86">
            <text:p>86</text:p>
          </table:table-cell>
          <table:table-cell table:style-name="ce25" office:value-type="string">
            <text:p>Xerox emitidos no mês</text:p>
          </table:table-cell>
          <table:table-cell table:style-name="ce31" table:formula="oooc:=[.C4]*0.3" office:value-type="float" office:value="25.8">
            <text:p>25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4">
            <text:p>3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6.6">
            <text:p>6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9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29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41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BOITEUX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4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2">
            <text:p>2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9">
            <text:p>11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1">
            <text:p>111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29">
            <text:p>29</text:p>
          </table:table-cell>
          <table:table-cell table:style-name="ce29" office:value-type="string">
            <text:p>Xerox emitidos no mês</text:p>
          </table:table-cell>
          <table:table-cell table:style-name="ce32" table:formula="oooc:=[.C50]*0.3" office:value-type="float" office:value="8.7">
            <text:p>8,7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Prestação de serviços</text:p>
          </table:table-cell>
          <table:table-cell table:style-name="ce31" office:value-type="float" office:value="63.83">
            <text:p>63,83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OML-S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64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31" table:formula="oooc:=[.C66]*0.3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4" office:value-type="string">
            <text:p>COML-SUDOEST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50">
            <text:p>3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7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75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5">
            <text:p>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1" table:formula="oooc:=[.C83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7">
            <text:p>5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87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0]*0.3" office:value-type="float" office:value="5.7">
            <text:p>5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5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3]*0.3" office:value-type="float" office:value="9">
            <text:p>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PETSTOK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9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Registro NF Paulista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49]*0.3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02">
            <text:p>102</text:p>
          </table:table-cell>
          <table:table-cell table:style-name="ce29" office:value-type="string">
            <text:p>Xerox emitidos no mês</text:p>
          </table:table-cell>
          <table:table-cell table:style-name="ce32" table:formula="oooc:=[.C153]*0.3" office:value-type="float" office:value="30.6">
            <text:p>3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16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VANDERLE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XIKO-KARP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20">
            <text:p>320,00</text:p>
          </table:table-cell>
          <table:table-cell table:number-columns-repeated="251"/>
        </table:table-row>
        <table:table-row table:style-name="ro1" table:number-rows-repeated="65360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75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2/06/2008</text:date>, <text:time>10:22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06-02T10:18:34</dc:date>
    <meta:printed-by>Carlos Augusto Marcicano</meta:printed-by>
    <meta:print-date>2007-09-27T11:53:34</meta:print-date>
    <dc:language>pt-BR</dc:language>
    <meta:editing-cycles>413</meta:editing-cycles>
    <meta:editing-duration>P1DT3H3M16S</meta:editing-duration>
    <meta:user-defined meta:name="Info 1"/>
    <meta:user-defined meta:name="Info 2"/>
    <meta:user-defined meta:name="Info 3"/>
    <meta:user-defined meta:name="Info 4"/>
    <meta:document-statistic meta:table-count="2" meta:cell-count="189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